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n_5f_mean_5f_annual_5f_exposure_5f_WB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n_mean_annual_exposure_WB_2013.csv'.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n_mean_annual_exposure_WB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n_mean_annual_exposure_WB_2013.csv'.E3:'D_Environment_PM25_air_pollution_mean_annual_exposure_WB_2013.csv'.E3">
            <calcext:condition calcext:apply-style-name="ConditionalStyle_1" calcext:value="formula-is(LEN(TRIM([.E3]))&gt;0)" calcext:base-cell-address="'D_Environment_PM25_air_pollution_mean_annual_exposure_WB_2013.csv'.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n_5f_mean_5f_annual_5f_exposure_5f_WB_5f_2013.csv" style:display-name="PageStyle_D_Environment_PM25_air_pollution_mean_annual_exposure_WB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